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normal" officeooo:rsid="001c637f" officeooo:paragraph-rsid="001d004f" style:font-weight-asian="normal" style:font-weight-complex="normal"/>
    </style:style>
    <style:style style:name="P2" style:family="paragraph" style:parent-style-name="Standard">
      <style:text-properties style:font-name="Arial" style:text-underline-style="none" fo:font-weight="normal" officeooo:rsid="001c637f" officeooo:paragraph-rsid="001d004f" style:font-weight-asian="normal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Arial" fo:font-size="15pt" fo:font-weight="normal" officeooo:rsid="001d004f" officeooo:paragraph-rsid="001f7cab" style:font-size-asian="15pt" style:font-weight-asian="normal" style:font-size-complex="15pt" style:font-weight-complex="normal"/>
    </style:style>
    <style:style style:name="P4" style:family="paragraph" style:parent-style-name="Standard" style:list-style-name="L1">
      <style:text-properties officeooo:rsid="001ede72" officeooo:paragraph-rsid="001ede72"/>
    </style:style>
    <style:style style:name="P5" style:family="paragraph" style:parent-style-name="Standard" style:list-style-name="L1">
      <style:text-properties officeooo:rsid="001c637f" officeooo:paragraph-rsid="001d004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ede7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04449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d004f" style:font-weight-asian="normal" style:font-weight-complex="normal"/>
    </style:style>
    <style:style style:name="T9" style:family="text">
      <style:text-properties style:font-name="Arial" fo:font-weight="normal" officeooo:rsid="001ede72" style:font-weight-asian="normal" style:font-weight-complex="normal"/>
    </style:style>
    <style:style style:name="T10" style:family="text">
      <style:text-properties style:font-name="Arial" fo:font-weight="normal" officeooo:rsid="00220651" style:font-weight-asian="normal" style:font-weight-complex="normal"/>
    </style:style>
    <style:style style:name="T11" style:family="text">
      <style:text-properties style:font-name="Arial" style:text-underline-style="solid" style:text-underline-width="auto" style:text-underline-color="font-color" fo:font-weight="normal" officeooo:rsid="001ede72" style:font-weight-asian="normal" style:font-weight-complex="normal"/>
    </style:style>
    <style:style style:name="T12" style:family="text">
      <style:text-properties style:font-name="Arial" style:text-underline-style="none" fo:font-weight="bold" officeooo:rsid="001ede72" style:font-weight-asian="bold" style:font-weight-complex="bold"/>
    </style:style>
    <style:style style:name="T13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Revisar</text:span><text:span text:style-name="T3"> audio de llamada</text:span><text:span text:style-name="T4">s</text:span><text:span text:style-name="T2">:</text:span></text:p>
      <text:p text:style-name="P2"/>
      <text:p text:style-name="P1"><text:span text:style-name="T13">-</text:span><text:span text:style-name="T1">Curso normal:</text:span></text:p>
      <text:list xml:id="list7619084328419035259" text:style-name="L1">
        <text:list-item>
          <text:p text:style-name="P4"><text:span text:style-name="T6">Administrador</text:span><text:span text:style-name="T7"> selecciona </text:span><text:span text:style-name="T10">el </text:span><text:span text:style-name="T7">proyecto </text:span><text:span text:style-name="T10">correspondiente y luego la opción de revisar audios.</text:span></text:p>
        </text:list-item>
        <text:list-item>
          <text:p text:style-name="P5"><text:span text:style-name="T11">Sistema</text:span><text:span text:style-name="T8"> </text:span><text:span text:style-name="T9">lista los audios disponibles.</text:span></text:p>
        </text:list-item>
        <text:list-item>
          <text:p text:style-name="P5"><text:span text:style-name="T12">Administrador</text:span><text:span text:style-name="T7"> </text:span><text:span text:style-name="T9">selecciona el audio deseado</text:span><text:span text:style-name="T7">.</text:span></text:p>
        </text:list-item>
        <text:list-item>
          <text:p text:style-name="P5"><text:span text:style-name="T11">Sistema</text:span><text:span text:style-name="T7"> </text:span><text:span text:style-name="T10">reproduce</text:span><text:span text:style-name="T9"> el audio</text:span><text:span text:style-name="T7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50.174722599</meta:creation-date>
    <dc:date>2016-11-06T18:42:00.024705918</dc:date>
    <meta:editing-duration>PT27M24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36" meta:character-count="243" meta:non-whitespace-character-count="217"/>
  </office:meta>
</office:document-meta>
</file>